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</office:automatic-styles>
  <office:body>
    <office:text text:use-soft-page-breaks="true">
      <text:p text:style-name="P1">USABILIDAD, ACCESIBILIDAD Y NAVEGACIÓN</text:p>
      <text:p text:style-name="Normal"/>
      <text:p text:style-name="Normal"/>
      <text:p text:style-name="Normal"/>
      <text:p text:style-name="Normal">Glosario</text:p>
      <text:p text:style-name="Normal">Accesibilidad Web: Posibilidad de acceso a un determinado portal Web, en lugar de la facilidad de uso, siempre <text:s/>debe de ser accesible antes de usable.</text:p>
      <text:p text:style-name="Normal">Consistencia: <text:s/>Cualidad que permite que el usuario pueda entender y asimilar las funcionalidades del sitio sin recibir<text:s/>instrucciones previas.</text:p>
      <text:p text:style-name="Normal">Discapacidad Auditiva: <text:s/>Déficit total o parcial en la percepción del sonido, que se evalúa por el grado de pérdida de la audición en cada oído. Se distinguen dos tipos, hipoacúsicas y sordas</text:p>
      <text:p text:style-name="Normal">Discapacidad Motora: Déficit total o parcial, de una manera duradera y frecuentemente crónica, del aparato locomotor suponiendo limitaciones</text:p>
      <text:p text:style-name="Normal">Discapacidad Visual: Déficit visual consecuencia de una pérdida de las funciones visuales</text:p>
      <text:p text:style-name="Normal">Niveles de Conformidad: Definen <text:s/>el grado de accesibilidad de un sitio web, para su evaluación deben cumplir un conjunto de criterios de conformidad.</text:p>
      <text:p text:style-name="Normal">Persistencia: Disposición de los diferentes elementos del sitio web <text:s/>que la conforman,la aparencia y la ubicación son los mas importantes.</text:p>
      <text:p text:style-name="Normal">Usabilidad: Capacidad que tiene un sitio <text:s/>o página para ser comprendida, utilizada, y aprendida por el usuario, y resultar atractiva.</text:p>
      <text:p text:style-name="Normal">W3C: Comunidad internacional donde las organizaciones miembro se encargan de desarrollar estándares de crecimiento y acceso a la web</text:p>
      <text:p text:style-name="Normal"/>
      <text:p text:style-name="Normal">WAI: iniciativa para la accesibilidad a la web que crea en el marco W3C.</text:p>
      <text:p text:style-name="Normal">WCAG: Directrices para la accesibilidad para el contenido de la web 2.0,desarrollado por WAI</text:p>
      <text:p text:style-name="P2"/>
      <text:p text:style-name="Normal">Usabilidad del sitio WEB: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ás García Moreira</meta:initial-creator>
    <dc:creator>Nicolás García Moreira</dc:creator>
    <meta:creation-date>2024-11-27T16:25:00Z</meta:creation-date>
    <dc:date>2024-11-27T18:17:00Z</dc:date>
    <meta:template xlink:href="Normal.dotm" xlink:type="simple"/>
    <meta:editing-cycles>2</meta:editing-cycles>
    <meta:editing-duration>PT6720S</meta:editing-duration>
    <meta:document-statistic meta:page-count="1" meta:paragraph-count="3" meta:word-count="233" meta:character-count="1517" meta:row-count="10" meta:non-whitespace-character-count="1287"/>
  </office:meta>
</office:document-meta>
</file>